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inas consultadas:</text:p>
      <text:p text:style-name="Standard"><text:a xlink:type="simple" xlink:href="https://gesiso.net/recursos-y-entidades/equipos-de-medicion-y-control/" text:style-name="Internet_20_link" text:visited-style-name="Visited_20_Internet_20_Link">https://gesiso.net/recursos-y-entidades/equipos-de-medicion-y-control/</text:a></text:p>
      <text:p text:style-name="Standard"/>
      <text:p text:style-name="Standard"><text:a xlink:type="simple" xlink:href="https://www.e-ctme.es/" text:style-name="Internet_20_link" text:visited-style-name="Visited_20_Internet_20_Link">https://www.e-ctme.es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2S</meta:editing-duration>
    <meta:editing-cycles>4</meta:editing-cycles>
    <meta:generator>OpenOffice/4.1.3$Win32 OpenOffice.org_project/413m1$Build-9783</meta:generator>
    <dc:date>2021-10-28T09:33:54.40</dc:date>
    <dc:creator>CARLOS ARMANDO LUQUE TORRES</dc:creator>
    <meta:document-statistic meta:table-count="0" meta:image-count="0" meta:object-count="0" meta:page-count="1" meta:paragraph-count="3" meta:word-count="4" meta:character-count="112"/>
    <meta:user-defined meta:name="Info 1"/>
    <meta:user-defined meta:name="Info 2"/>
    <meta:user-defined meta:name="Info 3"/>
    <meta:user-defined meta:name="Info 4"/>
  </office:meta>
</office:document-meta>
</file>